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1" svg:font-family="Consolas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1334f"/>
    </style:style>
    <style:style style:name="P2" style:family="paragraph" style:parent-style-name="Standard">
      <style:text-properties officeooo:rsid="000f36bb" officeooo:paragraph-rsid="000f36bb"/>
    </style:style>
    <style:style style:name="P3" style:family="paragraph" style:parent-style-name="Standard">
      <style:text-properties officeooo:rsid="001202a0" officeooo:paragraph-rsid="0011334f"/>
    </style:style>
    <style:style style:name="P4" style:family="paragraph" style:parent-style-name="Standard">
      <style:text-properties officeooo:rsid="001202a0" officeooo:paragraph-rsid="0011334f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none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1334f"/>
    </style:style>
    <style:style style:name="T2" style:family="text">
      <style:text-properties officeooo:rsid="001202a0"/>
    </style:style>
    <style:style style:name="T3" style:family="text"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Consolas" fo:font-size="11pt" fo:font-style="normal" fo:text-shadow="none" style:text-underline-style="none" fo:font-weight="normal" style:letter-kerning="true" style:font-name-asian="Consolas" style:font-size-asian="11pt" style:font-style-asian="normal" style:font-weight-asian="normal" style:font-name-complex="Consola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 style:list-style-name="L38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39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40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41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42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43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44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45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46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47">
      <style:graphic-properties draw:stroke="solid" svg:stroke-width="0cm" svg:stroke-color="#000000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48">
      <style:graphic-properties draw:stroke="solid" svg:stroke-width="0cm" svg:stroke-color="#000000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The Board object's states are determined by the behavior of the tiles. The board changes states following the states of all its 64 tiles.</text:p>
      <text:p text:style-name="P1"><text:span text:style-name="T1">Here </text:span><text:span text:style-name="T2">are </text:span><text:span text:style-name="T1">the </text:span><text:span text:style-name="T2">states of the board:</text:span></text:p>
      <text:p text:style-name="P3"/>
      <text:p text:style-name="P3"><draw:g text:anchor-type="paragraph" draw:z-index="0" draw:style-name="gr1"><draw:custom-shape draw:style-name="gr2" draw:text-style-name="P6" svg:width="5.7cm" svg:height="2.4cm" svg:x="12.599cm" svg:y="0.002cm"><text:p text:style-name="P5"><text:span text:style-name="T3">Behavior_InTransition</text:span></text:p><draw:enhanced-geometry svg:viewBox="0 0 21600 21600" draw:type="rectangle" draw:enhanced-path="M 0 0 L 21600 0 21600 21600 0 21600 0 0 Z N"/></draw:custom-shape><draw:custom-shape draw:style-name="gr2" draw:text-style-name="P6" svg:width="5.7cm" svg:height="2.401cm" svg:x="12.599cm" svg:y="17.101cm"><text:p text:style-name="P5"><text:span text:style-name="T3">Behavior_SwappingBack</text:span></text:p><draw:enhanced-geometry svg:viewBox="0 0 21600 21600" draw:type="rectangle" draw:enhanced-path="M 0 0 L 21600 0 21600 21600 0 21600 0 0 Z N"/></draw:custom-shape><draw:custom-shape draw:style-name="gr2" draw:text-style-name="P6" svg:width="3.901cm" svg:height="2.4cm" svg:x="0cm" svg:y="8.102cm"><text:p text:style-name="P5"><text:span text:style-name="T3">Behavior_Stable</text:span></text:p><draw:enhanced-geometry svg:viewBox="0 0 21600 21600" draw:type="rectangle" draw:enhanced-path="M 0 0 L 21600 0 21600 21600 0 21600 0 0 Z N"/></draw:custom-shape><draw:line draw:style-name="gr3" draw:text-style-name="P7" svg:x1="3.999cm" svg:y1="9.401cm" svg:x2="12.999cm" svg:y2="9.401cm"><text:p/></draw:line><draw:custom-shape draw:style-name="gr4" draw:text-style-name="P9" svg:width="4.8cm" svg:height="2.001cm" svg:x="6.2cm" svg:y="8.402cm"><text:p text:style-name="P8"><text:span text:style-name="T4">Click on a second tile</text:span></text:p><draw:enhanced-geometry svg:viewBox="0 0 21600 21600" draw:type="rectangle" draw:enhanced-path="M 0 0 L 21600 0 21600 21600 0 21600 0 0 Z N"/></draw:custom-shape><draw:line draw:style-name="gr5" draw:text-style-name="P7" svg:x1="15.599cm" svg:y1="17.101cm" svg:x2="15.499cm" svg:y2="2.401cm"><text:p/></draw:line><draw:custom-shape draw:style-name="gr2" draw:text-style-name="P6" svg:width="5.1cm" svg:height="2.401cm" svg:x="13cm" svg:y="8.301cm"><text:p text:style-name="P5"><text:span text:style-name="T3"><text:s text:c="2"/></text:span><text:span text:style-name="T3">Behavior_Swapping</text:span></text:p><draw:enhanced-geometry svg:viewBox="0 0 21600 21600" draw:type="rectangle" draw:enhanced-path="M 0 0 L 21600 0 21600 21600 0 21600 0 0 Z N"/></draw:custom-shape><draw:custom-shape draw:style-name="gr4" draw:text-style-name="P9" svg:width="4.201cm" svg:height="1.301cm" svg:x="13.499cm" svg:y="12.801cm"><text:p text:style-name="P8"><text:span text:style-name="T4">Neither of the two swapped tiles</text:span></text:p><text:p text:style-name="P8"><text:span text:style-name="T4"><text:s/></text:span><text:span text:style-name="T4">can be matched in its new position</text:span></text:p><draw:enhanced-geometry svg:viewBox="0 0 21600 21600" draw:type="rectangle" draw:enhanced-path="M 0 0 L 21600 0 21600 21600 0 21600 0 0 Z N"/></draw:custom-shape><draw:custom-shape draw:style-name="gr4" draw:text-style-name="P9" svg:width="5.901cm" svg:height="1.401cm" svg:x="12.599cm" svg:y="4.802cm"><text:p text:style-name="P8"><text:span text:style-name="T4">At least one of the swapped tiles</text:span></text:p><text:p text:style-name="P8"><text:span text:style-name="T4">can be matched in its new position</text:span></text:p><draw:enhanced-geometry svg:viewBox="0 0 21600 21600" draw:type="rectangle" draw:enhanced-path="M 0 0 L 21600 0 21600 21600 0 21600 0 0 Z N"/></draw:custom-shape><draw:line draw:style-name="gr6" draw:text-style-name="P7" svg:x1="12.499cm" svg:y1="18.101cm" svg:x2="2.899cm" svg:y2="10.701cm"><text:p/></draw:line><draw:custom-shape draw:style-name="gr4" draw:text-style-name="P9" svg:width="6cm" svg:height="1.202cm" svg:x="4.9cm" svg:y="13.801cm"><text:p text:style-name="P8"><text:span text:style-name="T4">The swapped tiles are back to their </text:span></text:p><text:p text:style-name="P8"><text:span text:style-name="T4">original position</text:span></text:p><draw:enhanced-geometry svg:viewBox="0 0 21600 21600" draw:type="rectangle" draw:enhanced-path="M 0 0 L 21600 0 21600 21600 0 21600 0 0 Z N"/></draw:custom-shape><draw:line draw:style-name="gr6" draw:text-style-name="P7" svg:x1="12.499cm" svg:y1="1.301cm" svg:x2="2.899cm" svg:y2="8.001cm"><text:p/></draw:line><draw:custom-shape draw:style-name="gr4" draw:text-style-name="P9" svg:width="6.201cm" svg:height="0.8cm" svg:x="5.2cm" svg:y="3.902cm"><text:p text:style-name="P8"><text:span text:style-name="T4">All 64 tiles are resting in </text:span></text:p><text:p text:style-name="P8"><text:span text:style-name="T4">their positions</text:span></text:p><draw:enhanced-geometry svg:viewBox="0 0 21600 21600" draw:type="rectangle" draw:enhanced-path="M 0 0 L 21600 0 21600 21600 0 21600 0 0 Z N"/></draw:custom-shap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g text:anchor-type="paragraph" draw:z-index="1" draw:style-name="gr1"><draw:custom-shape draw:style-name="gr2" draw:text-style-name="P6" svg:width="4.201cm" svg:height="2.4cm" svg:x="14.399cm" svg:y="0cm"><text:p text:style-name="P5"><text:span text:style-name="T3">Behavior_Moving</text:span></text:p><draw:enhanced-geometry svg:viewBox="0 0 21600 21600" draw:type="rectangle" draw:enhanced-path="M 0 0 L 21600 0 21600 21600 0 21600 0 0 Z N"/></draw:custom-shape><draw:custom-shape draw:style-name="gr2" draw:text-style-name="P6" svg:width="5.702cm" svg:height="2.401cm" svg:x="12.499cm" svg:y="15.799cm"><text:p text:style-name="P5"><text:span text:style-name="T3">Behavior_Swapping</text:span></text:p><draw:enhanced-geometry svg:viewBox="0 0 21600 21600" draw:type="rectangle" draw:enhanced-path="M 0 0 L 21600 0 21600 21600 0 21600 0 0 Z N"/></draw:custom-shape><draw:custom-shape draw:style-name="gr2" draw:text-style-name="P6" svg:width="3.901cm" svg:height="2.4cm" svg:x="0cm" svg:y="8.1cm"><text:p text:style-name="P5"><text:span text:style-name="T3">Behavior_Resting</text:span></text:p><draw:enhanced-geometry svg:viewBox="0 0 21600 21600" draw:type="rectangle" draw:enhanced-path="M 0 0 L 21600 0 21600 21600 0 21600 0 0 Z N"/></draw:custom-shape><draw:line draw:style-name="gr3" draw:text-style-name="P7" svg:x1="14.101cm" svg:y1="9.398cm" svg:x2="19.201cm" svg:y2="9.298cm"><text:p/></draw:line><draw:custom-shape draw:style-name="gr4" draw:text-style-name="P9" svg:width="3.301cm" svg:height="0.5cm" svg:x="14.9cm" svg:y="9.1cm"><text:p text:style-name="P8"><text:span text:style-name="T4">After some tim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6" svg:width="4.7cm" svg:height="2.4cm" svg:x="9.4cm" svg:y="8.1cm"><text:p text:style-name="P5"><text:span text:style-name="T3"><text:s/></text:span><text:span text:style-name="T3">Behavior_Destroying</text:span></text:p><draw:enhanced-geometry svg:viewBox="0 0 21600 21600" draw:mirror-horizontal="false" draw:mirror-vertical="false" draw:type="rectangle" draw:enhanced-path="M 0 0 L 21600 0 21600 21600 0 21600 0 0 Z N"/></draw:custom-shape><draw:line draw:style-name="gr6" draw:text-style-name="P7" svg:x1="12.499cm" svg:y1="17.699cm" svg:x2="1.299cm" svg:y2="10.499cm"><text:p/></draw:line><draw:line draw:style-name="gr6" draw:text-style-name="P7" svg:x1="14.401cm" svg:y1="0.498cm" svg:x2="1.901cm" svg:y2="7.998cm"><text:p/></draw:line><draw:custom-shape draw:style-name="gr4" draw:text-style-name="P9" svg:width="2.901cm" svg:height="0.701cm" svg:x="8.599cm" svg:y="2.699cm"><text:p text:style-name="P8"><text:span text:style-name="T4">Tile gets to the</text:span></text:p><text:p text:style-name="P8"><text:span text:style-name="T4">free position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6" svg:width="6.899cm" svg:height="2.4cm" svg:x="19.2cm" svg:y="8.1cm"><text:p text:style-name="P5"><text:span text:style-name="T3">Behavior_WaitingToGoIntoBoard</text:span></text:p><draw:enhanced-geometry svg:viewBox="0 0 21600 21600" draw:type="rectangle" draw:enhanced-path="M 0 0 L 21600 0 21600 21600 0 21600 0 0 Z N"/></draw:custom-shape><draw:line draw:style-name="gr3" draw:text-style-name="P7" svg:x1="3.899cm" svg:y1="9.398cm" svg:x2="9.399cm" svg:y2="9.298cm"><text:p/></draw:line><draw:custom-shape draw:style-name="gr4" draw:text-style-name="P9" svg:width="3.701cm" svg:height="0.5cm" svg:x="4.399cm" svg:y="9.1cm"><text:p text:style-name="P8"><text:span text:style-name="T4">Tile to be destructed</text:span></text:p><draw:enhanced-geometry svg:viewBox="0 0 21600 21600" draw:mirror-horizontal="false" draw:mirror-vertical="false" draw:type="rectangle" draw:enhanced-path="M 0 0 L 21600 0 21600 21600 0 21600 0 0 Z N"/></draw:custom-shape><draw:line draw:style-name="gr3" draw:text-style-name="P7" svg:x1="22.7cm" svg:y1="7.998cm" svg:x2="18.3cm" svg:y2="2.498cm"><text:p/></draw:line><draw:custom-shape draw:style-name="gr4" draw:text-style-name="P7" svg:width="5.4cm" svg:height="1.001cm" svg:x="17.9cm" svg:y="4.598cm"><text:p text:style-name="P8"><text:span text:style-name="T4">Position below tile is free</text:span></text:p><draw:enhanced-geometry svg:viewBox="0 0 21600 21600" draw:type="rectangle" draw:enhanced-path="M 0 0 L 21600 0 21600 21600 0 21600 0 0 Z N"/></draw:custom-shape><draw:line draw:style-name="gr7" draw:text-style-name="P7" svg:x1="3.899cm" svg:y1="8.7cm" svg:x2="14.899cm" svg:y2="2.4cm"><text:p/></draw:line><draw:line draw:style-name="gr7" draw:text-style-name="P7" svg:x1="3.927cm" svg:y1="10.1cm" svg:x2="13.499cm" svg:y2="15.8cm"><text:p/></draw:line><draw:custom-shape draw:style-name="gr4" draw:text-style-name="P9" svg:width="2.901cm" svg:height="0.802cm" svg:x="7.299cm" svg:y="5.599cm"><text:p text:style-name="P8"><text:span text:style-name="T4">Position below tile</text:span></text:p><text:p text:style-name="P8"><text:span text:style-name="T4">is fre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9" svg:width="2.901cm" svg:height="0.802cm" svg:x="6.399cm" svg:y="14.499cm"><text:p text:style-name="P8"><text:span text:style-name="T4">Tile finishes</text:span></text:p><text:p text:style-name="P8"><text:span text:style-name="T4">swapping</text:span></text:p><draw:enhanced-geometry svg:viewBox="0 0 21600 21600" draw:type="rectangle" draw:enhanced-path="M 0 0 L 21600 0 21600 21600 0 21600 0 0 Z N"/></draw:custom-shape><draw:custom-shape draw:style-name="gr4" draw:text-style-name="P9" svg:width="2.901cm" svg:height="0.802cm" svg:x="6.2cm" svg:y="11.799cm"><text:p text:style-name="P8"><text:span text:style-name="T4">Tile is to swap</text:span></text:p><draw:enhanced-geometry svg:viewBox="0 0 21600 21600" draw:mirror-horizontal="false" draw:mirror-vertical="false" draw:type="rectangle" draw:enhanced-path="M 0 0 L 21600 0 21600 21600 0 21600 0 0 Z N"/></draw:custom-shap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draw:g text:anchor-type="paragraph" draw:z-index="2" draw:style-name="gr8"><draw:custom-shape draw:style-name="gr9" draw:text-style-name="P7" svg:width="5.802cm" svg:height="2.999cm" svg:x="9.201cm" svg:y="0cm"><text:p text:style-name="P8"><text:span text:style-name="T5">Object</text:span></text:p><draw:enhanced-geometry svg:viewBox="0 0 21600 21600" draw:type="rectangle" draw:enhanced-path="M 0 0 L 21600 0 21600 21600 0 21600 0 0 Z N"/></draw:custom-shape><draw:custom-shape draw:style-name="gr10" draw:text-style-name="P7" svg:width="3.102cm" svg:height="1.602cm" svg:x="0.101cm" svg:y="5.898cm"><text:p text:style-name="P8"><text:span text:style-name="T5">Game</text:span></text:p><draw:enhanced-geometry svg:viewBox="0 0 21600 21600" draw:type="rectangle" draw:enhanced-path="M 0 0 L 21600 0 21600 21600 0 21600 0 0 Z N"/></draw:custom-shape><draw:custom-shape draw:style-name="gr11" draw:text-style-name="P10" svg:width="4.7cm" svg:height="2.901cm" svg:x="14.902cm" svg:y="11cm"><text:p text:style-name="P5"><text:span text:style-name="T6">Intro</text:span></text:p><draw:enhanced-geometry svg:viewBox="0 0 21600 21600" draw:type="rectangle" draw:enhanced-path="M 0 0 L 21600 0 21600 21600 0 21600 0 0 Z N"/></draw:custom-shape><draw:custom-shape draw:style-name="gr12" draw:text-style-name="P10" svg:width="4.702cm" svg:height="2.901cm" svg:x="6.001cm" svg:y="10.499cm"><text:p text:style-name="P5"><text:span text:style-name="T6">Encouragement</text:span></text:p><draw:enhanced-geometry svg:viewBox="0 0 21600 21600" draw:type="rectangle" draw:enhanced-path="M 0 0 L 21600 0 21600 21600 0 21600 0 0 Z N"/></draw:custom-shape><draw:custom-shape draw:style-name="gr13" draw:text-style-name="P10" svg:width="4.7cm" svg:height="2.901cm" svg:x="0.002cm" svg:y="10.599cm"><text:p text:style-name="P5"><text:span text:style-name="T6">CountDown</text:span></text:p><draw:enhanced-geometry svg:viewBox="0 0 21600 21600" draw:type="rectangle" draw:enhanced-path="M 0 0 L 21600 0 21600 21600 0 21600 0 0 Z N"/></draw:custom-shape><draw:custom-shape draw:style-name="gr14" draw:text-style-name="P7" svg:width="4.702cm" svg:height="2.902cm" svg:x="13.7cm" svg:y="5.898cm"><text:p text:style-name="P8"><text:span text:style-name="T5">Score</text:span></text:p><draw:enhanced-geometry svg:viewBox="0 0 21600 21600" draw:type="rectangle" draw:enhanced-path="M 0 0 L 21600 0 21600 21600 0 21600 0 0 Z N"/></draw:custom-shape><draw:custom-shape draw:style-name="gr15" draw:text-style-name="P7" svg:width="2.701cm" svg:height="1.701cm" svg:x="6.401cm" svg:y="5.898cm"><text:p text:style-name="P8"><text:span text:style-name="T5">Board</text:span></text:p><draw:enhanced-geometry svg:viewBox="0 0 21600 21600" draw:type="rectangle" draw:enhanced-path="M 0 0 L 21600 0 21600 21600 0 21600 0 0 Z N"/></draw:custom-shape><draw:custom-shape draw:style-name="gr16" draw:text-style-name="P10" svg:width="4.7cm" svg:height="2.901cm" svg:x="0.002cm" svg:y="14.199cm"><text:p text:style-name="P5"><text:span text:style-name="T6">TimeCounter</text:span></text:p><draw:enhanced-geometry svg:viewBox="0 0 21600 21600" draw:type="rectangle" draw:enhanced-path="M 0 0 L 21600 0 21600 21600 0 21600 0 0 Z N"/></draw:custom-shape><draw:custom-shape draw:style-name="gr17" draw:text-style-name="P10" svg:width="4.702cm" svg:height="2.901cm" svg:x="6.001cm" svg:y="14cm"><text:p text:style-name="P5"><text:span text:style-name="T6">TimeOut</text:span></text:p><draw:enhanced-geometry svg:viewBox="0 0 21600 21600" draw:type="rectangle" draw:enhanced-path="M 0 0 L 21600 0 21600 21600 0 21600 0 0 Z N"/></draw:custom-shape><draw:line draw:style-name="gr18" draw:text-style-name="P7" svg:x1="8.301cm" svg:y1="5.799cm" svg:x2="10.801cm" svg:y2="3.099cm"><text:p/></draw:line><draw:line draw:style-name="gr19" draw:text-style-name="P7" svg:x1="3.801cm" svg:y1="5.799cm" svg:x2="6.301cm" svg:y2="3.099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1" svg:font-family="Consolas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3000 3000" svg:d="m1500 0 1500 3000h-3000zm0 447-1176 2353h2353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3:50:08.45</meta:creation-date>
    <dc:date>2014-05-11T11:46:44.29</dc:date>
    <meta:editing-duration>PT3H38M25S</meta:editing-duration>
    <meta:editing-cycles>7</meta:editing-cycles>
    <meta:generator>LibreOffice/4.0.5.2$Windows_x86 LibreOffice_project/5464147a081647a250913f19c0715bca595af2f</meta:generator>
    <meta:document-statistic meta:table-count="0" meta:image-count="0" meta:object-count="0" meta:page-count="3" meta:paragraph-count="2" meta:word-count="31" meta:character-count="170" meta:non-whitespace-character-count="141"/>
  </office:meta>
</office:document-meta>
</file>